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e68" officeooo:paragraph-rsid="000a0e68"/>
    </style:style>
    <style:style style:name="P2" style:family="paragraph" style:parent-style-name="Standard">
      <style:text-properties officeooo:rsid="000b1822" officeooo:paragraph-rsid="000b1822"/>
    </style:style>
    <style:style style:name="P3" style:family="paragraph" style:parent-style-name="Standard">
      <style:paragraph-properties fo:text-align="start" style:justify-single-word="false"/>
      <style:text-properties officeooo:rsid="000b1822" officeooo:paragraph-rsid="000b1822"/>
    </style:style>
    <style:style style:name="P4" style:family="paragraph" style:parent-style-name="Standard">
      <style:text-properties officeooo:rsid="000b7413" officeooo:paragraph-rsid="000b7413"/>
    </style:style>
    <style:style style:name="T1" style:family="text">
      <style:text-properties officeooo:rsid="000b1822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u</text:span>Sitio web Freelancer</text:p>
      <text:p text:style-name="P1"/>
      <text:p text:style-name="P1">En este primer proyecto del curso aplicamos <text:s/>fuentes que exportamos de Google fonts.</text:p>
      <text:p text:style-name="P1">También usamos las flexbox que nos ayuda a acomodar los elementos de una etiqueta contenedora, esta herramienta se activa mediante la propiedad “display: flex” de ahí los elementos por default se acomodan en fila, si queremos cambiar ese orden de fila a columna usamos la propiedad “flex-direction: colum;”. El “flex-direction” por default es row(fila) <text:span text:style-name="T1">en este caso </text:span><text:s/>si queremos mover los elementos de la etiqueta contenedor ocupamos la propiedad “<text:span text:style-name="T1">justify-content:</text:span> center”(en este caso, nos centra los elementos de manera <text:span text:style-name="T1">horizontal) y con la propiedad “align-items: center” los centra de manera vertical dentro de la etiqueta padre o etiqueta contenedora. </text:span></text:p>
      <text:p text:style-name="P2">Si cambiamos el flex-direction:row a flex-direction:colum; entonces el align-items nos ayuda a alinear de manera horizontal y el justify-content a alinear de manera vertical.</text:p>
      <text:p text:style-name="P4">Para definir los colores de la pagina usamos algo llamado Custom Properties que funcionan de manera similar a las variables, se les asigna un nombre <text:span text:style-name="T2">(--nombre: ) y a continuación colocamos el color que ibamos a necesitar. Estos elementos se colocan dentro de un selector llamado :root. Una vez definidas estas “variables” las aplicamos en las propiedades que queramos modificar por ejemplo:</text:span></text:p>
      <text:p text:style-name="P4"><text:span text:style-name="T2">“color: var(--obscuro);”</text:span></text:p>
      <text:p text:style-name="P3"><text:s text:c="14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00:33:47.814633140</meta:creation-date>
    <dc:date>2021-08-27T01:01:30.913024212</dc:date>
    <meta:editing-duration>PT16M53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7" meta:word-count="205" meta:character-count="1498" meta:non-whitespace-character-count="1151"/>
  </office:meta>
</office:document-meta>
</file>